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 svg:font-family="'Lohit Devanagari'"/>
    <style:font-face style:name="Calibri2" svg:font-family="Calibri" style:font-family-generic="swiss"/>
    <style:font-face style:name="Chandas" svg:font-family="Chandas" style:font-pitch="variable"/>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List_20_Paragraph">
      <style:text-properties fo:color="#4472c4" fo:language="en" fo:country="US"/>
    </style:style>
    <style:style style:name="P3" style:family="paragraph" style:parent-style-name="List_20_Paragraph">
      <style:paragraph-properties fo:margin-left="0in" fo:margin-right="0in" fo:text-indent="0in" style:auto-text-indent="false"/>
    </style:style>
    <style:style style:name="P4" style:family="paragraph" style:parent-style-name="List_20_Paragraph">
      <style:paragraph-properties fo:margin-left="0in" fo:margin-right="0in" fo:text-indent="0in" style:auto-text-indent="false"/>
      <style:text-properties fo:language="en" fo:country="US" fo:font-weight="bold" style:font-weight-asian="bold" style:font-weight-complex="bold"/>
    </style:style>
    <style:style style:name="P5" style:family="paragraph" style:parent-style-name="List_20_Paragraph">
      <style:paragraph-properties fo:margin-left="0in" fo:margin-right="0in" fo:text-indent="0in" style:auto-text-indent="false"/>
      <style:text-properties officeooo:paragraph-rsid="00130c7b"/>
    </style:style>
    <style:style style:name="P6" style:family="paragraph" style:parent-style-name="List_20_Paragraph">
      <style:paragraph-properties fo:margin-left="0.5in" fo:margin-right="0in" fo:text-indent="0in" style:auto-text-indent="false"/>
    </style:style>
    <style:style style:name="P7" style:family="paragraph" style:parent-style-name="List_20_Paragraph">
      <style:paragraph-properties fo:margin-left="0.5in" fo:margin-right="0in" fo:text-indent="0in" style:auto-text-indent="false"/>
      <style:text-properties fo:color="#4472c4" fo:language="en" fo:country="US"/>
    </style:style>
    <style:style style:name="P8" style:family="paragraph" style:parent-style-name="List_20_Paragraph">
      <style:paragraph-properties fo:margin-left="1in" fo:margin-right="0in" fo:text-indent="0in" style:auto-text-indent="false"/>
    </style:style>
    <style:style style:name="P9" style:family="paragraph" style:parent-style-name="Standard">
      <style:text-properties fo:language="en" fo:country="US"/>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text-properties fo:language="en" fo:country="US" officeooo:rsid="00121359" officeooo:paragraph-rsid="00121359"/>
    </style:style>
    <style:style style:name="P12" style:family="paragraph" style:parent-style-name="Standard">
      <style:text-properties fo:color="#2f5496" style:font-name="Calibri Light" fo:font-size="16pt" fo:language="en" fo:country="US" style:font-size-asian="16pt" style:font-size-complex="16pt"/>
    </style:style>
    <style:style style:name="P13" style:family="paragraph" style:parent-style-name="Standard">
      <style:paragraph-properties fo:line-height="107%"/>
    </style:style>
    <style:style style:name="P14" style:family="paragraph" style:parent-style-name="Standard">
      <style:text-properties fo:color="#4472c4" fo:language="en" fo:country="US"/>
    </style:style>
    <style:style style:name="P15" style:family="paragraph" style:parent-style-name="Standard">
      <style:text-properties fo:color="#4472c4" fo:language="en" fo:country="US" officeooo:rsid="0013d964" officeooo:paragraph-rsid="0013d964"/>
    </style:style>
    <style:style style:name="P16" style:family="paragraph" style:parent-style-name="Standard">
      <style:text-properties fo:color="#4472c4" fo:language="en" fo:country="US" officeooo:rsid="0016111f" officeooo:paragraph-rsid="0016111f"/>
    </style:style>
    <style:style style:name="P17" style:family="paragraph" style:parent-style-name="Title" style:master-page-name="Standard">
      <style:paragraph-properties style:page-number="auto"/>
      <style:text-properties fo:language="en" fo:country="US"/>
    </style:style>
    <style:style style:name="P18" style:family="paragraph" style:parent-style-name="Heading_20_1" style:list-style-name="WWNum2"/>
    <style:style style:name="P19" style:family="paragraph" style:parent-style-name="Heading_20_1" style:list-style-name="WWNum2">
      <style:text-properties fo:language="en" fo:country="US"/>
    </style:style>
    <style:style style:name="P20" style:family="paragraph" style:parent-style-name="Heading_20_1" style:list-style-name="WWNum2">
      <style:paragraph-properties fo:break-before="page"/>
      <style:text-properties fo:language="en" fo:country="US"/>
    </style:style>
    <style:style style:name="P21" style:family="paragraph" style:parent-style-name="List_20_Paragraph">
      <style:paragraph-properties fo:margin-left="0.5in" fo:margin-right="0in" fo:text-indent="0in" style:auto-text-indent="false"/>
    </style:style>
    <style:style style:name="P22" style:family="paragraph" style:parent-style-name="List_20_Paragraph">
      <style:paragraph-properties fo:margin-left="0.5in" fo:margin-right="0in" fo:text-indent="0in" style:auto-text-indent="false"/>
      <style:text-properties style:use-window-font-color="true" fo:language="en" fo:country="US"/>
    </style:style>
    <style:style style:name="P23" style:family="paragraph" style:parent-style-name="List_20_Paragraph">
      <style:paragraph-properties fo:margin-left="0.5in" fo:margin-right="0in" fo:text-indent="0in" style:auto-text-indent="false"/>
      <style:text-properties fo:color="#4472c4" fo:language="en" fo:country="US"/>
    </style:style>
    <style:style style:name="P24" style:family="paragraph" style:parent-style-name="List_20_Paragraph">
      <style:paragraph-properties fo:margin-left="0.5in" fo:margin-right="0in" fo:text-indent="0in" style:auto-text-indent="false"/>
      <style:text-properties fo:color="#4472c4" fo:language="en" fo:country="US" officeooo:rsid="002406f3" officeooo:paragraph-rsid="002406f3"/>
    </style:style>
    <style:style style:name="P25" style:family="paragraph" style:parent-style-name="List_20_Paragraph">
      <style:paragraph-properties fo:margin-left="0in" fo:margin-right="0in" fo:text-indent="0in" style:auto-text-indent="false"/>
      <style:text-properties fo:color="#000000" style:font-name="Calibri2" fo:language="en" fo:country="US" fo:font-weight="bold" officeooo:rsid="00130c7b" officeooo:paragraph-rsid="00170b4e" style:font-name-asian="MS Gothic1" style:font-weight-asian="bold" style:font-weight-complex="bold"/>
    </style:style>
    <style:style style:name="P26" style:family="paragraph" style:parent-style-name="List_20_Paragraph">
      <style:paragraph-properties fo:margin-left="0in" fo:margin-right="0in" fo:text-indent="0in" style:auto-text-indent="false"/>
      <style:text-properties fo:color="#4472c4" fo:language="en" fo:country="US"/>
    </style:style>
    <style:style style:name="P27" style:family="paragraph" style:parent-style-name="List_20_Paragraph">
      <style:paragraph-properties fo:margin-left="0in" fo:margin-right="0in" fo:text-indent="0in" style:auto-text-indent="false"/>
      <style:text-properties fo:color="#4472c4" style:font-name="Calibri2" fo:language="en" fo:country="US" officeooo:rsid="00170b4e" officeooo:paragraph-rsid="00170b4e" style:font-name-asian="MS Gothic1"/>
    </style:style>
    <style:style style:name="P28" style:family="paragraph" style:parent-style-name="List_20_Paragraph">
      <style:paragraph-properties fo:margin-left="0in" fo:margin-right="0in" fo:text-indent="0in" style:auto-text-indent="false"/>
      <style:text-properties fo:color="#4472c4" style:font-name="Calibri2" fo:language="en" fo:country="US" officeooo:rsid="00170b4e" officeooo:paragraph-rsid="001ecbcd" style:font-name-asian="MS Gothic1"/>
    </style:style>
    <style:style style:name="P29" style:family="paragraph" style:parent-style-name="List_20_Paragraph">
      <style:paragraph-properties fo:margin-left="0in" fo:margin-right="0in" fo:text-indent="0in" style:auto-text-indent="false"/>
      <style:text-properties fo:language="en" fo:country="US"/>
    </style:style>
    <style:style style:name="P30" style:family="paragraph" style:parent-style-name="List_20_Paragraph">
      <style:paragraph-properties fo:margin-left="0in" fo:margin-right="0in" fo:text-indent="0in" style:auto-text-indent="false"/>
      <style:text-properties fo:language="en" fo:country="US" officeooo:paragraph-rsid="0016111f"/>
    </style:style>
    <style:style style:name="P31" style:family="paragraph" style:parent-style-name="List_20_Paragraph">
      <style:paragraph-properties fo:margin-left="0in" fo:margin-right="0in" fo:text-indent="0in" style:auto-text-indent="false"/>
      <style:text-properties officeooo:paragraph-rsid="00170b4e"/>
    </style:style>
    <style:style style:name="P32" style:family="paragraph" style:parent-style-name="List_20_Paragraph">
      <style:paragraph-properties fo:margin-left="0in" fo:margin-right="0in" fo:text-indent="0.5in" style:auto-text-indent="false"/>
      <style:text-properties fo:color="#4472c4" fo:language="en" fo:country="US"/>
    </style:style>
    <style:style style:name="P33" style:family="paragraph" style:parent-style-name="List_20_Paragraph">
      <style:paragraph-properties fo:margin-left="0in" fo:margin-right="0in" fo:text-indent="0.5in" style:auto-text-indent="false"/>
      <style:text-properties fo:language="en" fo:country="US"/>
    </style:style>
    <style:style style:name="P34" style:family="paragraph" style:parent-style-name="List_20_Paragraph">
      <style:text-properties fo:language="en" fo:country="US"/>
    </style:style>
    <style:style style:name="P35" style:family="paragraph" style:parent-style-name="List_20_Paragraph">
      <style:text-properties fo:language="en" fo:country="US" fo:font-weight="bold" style:font-weight-asian="bold" style:font-weight-complex="bold"/>
    </style:style>
    <style:style style:name="P36" style:family="paragraph" style:parent-style-name="List_20_Paragraph">
      <style:paragraph-properties fo:margin-left="0in" fo:margin-right="0in" fo:text-indent="0in" style:auto-text-indent="false"/>
      <style:text-properties fo:color="#c9211e" fo:language="en" fo:country="US" officeooo:rsid="0020883c" officeooo:paragraph-rsid="0020883c"/>
    </style:style>
    <style:style style:name="P37" style:family="paragraph" style:parent-style-name="Standard">
      <style:text-properties fo:language="en" fo:country="US"/>
    </style:style>
    <style:style style:name="P38" style:family="paragraph" style:parent-style-name="Standard">
      <style:text-properties fo:language="en" fo:country="US" fo:font-weight="bold" style:font-weight-asian="bold" style:font-weight-complex="bold"/>
    </style:style>
    <style:style style:name="P39" style:family="paragraph" style:parent-style-name="Standard">
      <style:text-properties fo:language="en" fo:country="US" fo:font-style="italic" style:font-style-asian="italic" style:font-style-complex="italic"/>
    </style:style>
    <style:style style:name="P40" style:family="paragraph" style:parent-style-name="Standard">
      <style:text-properties fo:language="en" fo:country="US" officeooo:rsid="0015c1ed" officeooo:paragraph-rsid="0015c1ed"/>
    </style:style>
    <style:style style:name="P41" style:family="paragraph" style:parent-style-name="Standard">
      <style:text-properties fo:language="en" fo:country="US" officeooo:paragraph-rsid="0015c1ed"/>
    </style:style>
    <style:style style:name="P42" style:family="paragraph" style:parent-style-name="Standard">
      <style:text-properties fo:language="en" fo:country="US" officeooo:paragraph-rsid="0020883c"/>
    </style:style>
    <style:style style:name="P43" style:family="paragraph" style:parent-style-name="Standard">
      <style:text-properties fo:language="en" fo:country="US" officeooo:rsid="00216d31" officeooo:paragraph-rsid="00216d31"/>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fo:color="#4472c4" fo:language="en" fo:country="US"/>
    </style:style>
    <style:style style:name="P46" style:family="paragraph" style:parent-style-name="Standard">
      <style:text-properties fo:color="#4472c4" fo:language="en" fo:country="US" officeooo:rsid="00130c7b" officeooo:paragraph-rsid="00130c7b"/>
    </style:style>
    <style:style style:name="P47" style:family="paragraph" style:parent-style-name="Standard">
      <style:text-properties fo:color="#4472c4" fo:language="en" fo:country="US" officeooo:rsid="00121359" officeooo:paragraph-rsid="00121359"/>
    </style:style>
    <style:style style:name="P48" style:family="paragraph" style:parent-style-name="Standard">
      <style:text-properties fo:color="#4472c4" fo:language="en" fo:country="US" officeooo:rsid="0013d964" officeooo:paragraph-rsid="0013d964"/>
    </style:style>
    <style:style style:name="P49" style:family="paragraph" style:parent-style-name="Standard">
      <style:text-properties fo:color="#4472c4" fo:language="en" fo:country="US" officeooo:rsid="0015c1ed" officeooo:paragraph-rsid="0018f391"/>
    </style:style>
    <style:style style:name="P50" style:family="paragraph" style:parent-style-name="Standard">
      <style:text-properties fo:color="#4472c4" fo:language="en" fo:country="US" officeooo:rsid="0016111f" officeooo:paragraph-rsid="0016111f"/>
    </style:style>
    <style:style style:name="P51" style:family="paragraph" style:parent-style-name="Standard">
      <style:text-properties fo:color="#4472c4" fo:language="en" fo:country="US" officeooo:rsid="00164c36" officeooo:paragraph-rsid="00164c36"/>
    </style:style>
    <style:style style:name="P52" style:family="paragraph" style:parent-style-name="Standard">
      <style:text-properties fo:color="#4472c4" fo:language="en" fo:country="US" officeooo:rsid="00164c36" officeooo:paragraph-rsid="001ce8e2"/>
    </style:style>
    <style:style style:name="P53" style:family="paragraph" style:parent-style-name="Standard">
      <style:text-properties fo:color="#4472c4" fo:language="en" fo:country="US" officeooo:rsid="00164c36" officeooo:paragraph-rsid="0023f044"/>
    </style:style>
    <style:style style:name="P54" style:family="paragraph" style:parent-style-name="Standard">
      <style:text-properties fo:color="#4472c4" fo:language="en" fo:country="US" officeooo:rsid="00170b4e" officeooo:paragraph-rsid="00170b4e"/>
    </style:style>
    <style:style style:name="P55" style:family="paragraph" style:parent-style-name="Standard">
      <style:text-properties fo:color="#4472c4" fo:language="en" fo:country="US" officeooo:rsid="0018f391" officeooo:paragraph-rsid="0018f391"/>
    </style:style>
    <style:style style:name="P56" style:family="paragraph" style:parent-style-name="Standard">
      <style:text-properties fo:color="#4472c4" fo:language="en" fo:country="US" officeooo:rsid="0019ea49" officeooo:paragraph-rsid="0019ea49"/>
    </style:style>
    <style:style style:name="P57" style:family="paragraph" style:parent-style-name="Standard">
      <style:text-properties fo:color="#4472c4" fo:language="en" fo:country="US" officeooo:rsid="001adead" officeooo:paragraph-rsid="001adead"/>
    </style:style>
    <style:style style:name="P58" style:family="paragraph" style:parent-style-name="Standard">
      <style:text-properties fo:color="#4472c4" fo:language="en" fo:country="US" officeooo:rsid="001ecbcd" officeooo:paragraph-rsid="001ecbcd"/>
    </style:style>
    <style:style style:name="P59" style:family="paragraph" style:parent-style-name="Standard">
      <style:text-properties fo:color="#4472c4" fo:language="en" fo:country="US" officeooo:rsid="0020883c" officeooo:paragraph-rsid="0020883c"/>
    </style:style>
    <style:style style:name="P60" style:family="paragraph" style:parent-style-name="Standard">
      <style:text-properties fo:color="#4472c4" fo:language="en" fo:country="US" officeooo:rsid="0023f044" officeooo:paragraph-rsid="0023f044"/>
    </style:style>
    <style:style style:name="P61" style:family="paragraph" style:parent-style-name="Standard">
      <style:text-properties officeooo:rsid="0018f391" officeooo:paragraph-rsid="0018f391"/>
    </style:style>
    <style:style style:name="P62" style:family="paragraph" style:parent-style-name="Standard">
      <style:text-properties officeooo:paragraph-rsid="0015c1ed"/>
    </style:style>
    <style:style style:name="P63" style:family="paragraph" style:parent-style-name="Standard">
      <style:text-properties style:font-name="Calibri2" fo:language="en" fo:country="US"/>
    </style:style>
    <style:style style:name="P64" style:family="paragraph" style:parent-style-name="Standard">
      <style:text-properties officeooo:paragraph-rsid="0023f044"/>
    </style:style>
    <style:style style:name="P65" style:family="paragraph" style:parent-style-name="Standard">
      <style:paragraph-properties fo:break-before="page"/>
      <style:text-properties fo:language="en" fo:country="US" fo:font-weight="bold" style:font-weight-asian="bold" style:font-weight-complex="bold"/>
    </style:style>
    <style:style style:name="P66" style:family="paragraph" style:parent-style-name="Standard">
      <style:paragraph-properties fo:margin-left="0.5in" fo:margin-right="0in" fo:text-indent="0in" style:auto-text-indent="false"/>
      <style:text-properties fo:language="en" fo:country="US"/>
    </style:style>
    <style:style style:name="P67" style:family="paragraph" style:parent-style-name="Standard">
      <style:paragraph-properties fo:margin-left="0.5in" fo:margin-right="0in" fo:text-indent="0in" style:auto-text-indent="false"/>
      <style:text-properties fo:color="#4472c4"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officeooo:rsid="0013d964"/>
    </style:style>
    <style:style style:name="T6" style:family="text">
      <style:text-properties fo:font-weight="bold" style:font-weight-asian="bold" style:font-weight-complex="bold"/>
    </style:style>
    <style:style style:name="T7" style:family="text">
      <style:text-properties fo:color="#4472c4"/>
    </style:style>
    <style:style style:name="T8" style:family="text">
      <style:text-properties fo:color="#4472c4" style:font-name="MS Gothic" style:font-name-asian="MS Gothic1"/>
    </style:style>
    <style:style style:name="T9" style:family="text">
      <style:text-properties fo:color="#4472c4" style:font-name="MS Gothic" officeooo:rsid="00130c7b" style:font-name-asian="MS Gothic1"/>
    </style:style>
    <style:style style:name="T10" style:family="text">
      <style:text-properties fo:color="#4472c4" style:font-name="MS Gothic" officeooo:rsid="0013d964" style:font-name-asian="MS Gothic1"/>
    </style:style>
    <style:style style:name="T11" style:family="text">
      <style:text-properties fo:color="#4472c4" style:font-name="MS Gothic" officeooo:rsid="0015c1ed" style:font-name-asian="MS Gothic1"/>
    </style:style>
    <style:style style:name="T12" style:family="text">
      <style:text-properties fo:color="#4472c4" style:font-name="MS Gothic" officeooo:rsid="0016111f" style:font-name-asian="MS Gothic1"/>
    </style:style>
    <style:style style:name="T13" style:family="text">
      <style:text-properties fo:color="#4472c4" style:font-name="MS Gothic" officeooo:rsid="0019ea49" style:font-name-asian="MS Gothic1"/>
    </style:style>
    <style:style style:name="T14" style:family="text">
      <style:text-properties fo:color="#4472c4" style:font-name="MS Gothic" officeooo:rsid="001adead" style:font-name-asian="MS Gothic1"/>
    </style:style>
    <style:style style:name="T15" style:family="text">
      <style:text-properties fo:color="#4472c4" style:font-name="MS Gothic" fo:language="en" fo:country="US" style:font-name-asian="MS Gothic1" style:font-name-complex="Segoe UI Symbol"/>
    </style:style>
    <style:style style:name="T16" style:family="text">
      <style:text-properties fo:color="#4472c4" style:font-name="MS Gothic" fo:font-weight="bold" style:font-name-asian="MS Gothic1" style:font-weight-asian="bold" style:font-weight-complex="bold"/>
    </style:style>
    <style:style style:name="T17" style:family="text">
      <style:text-properties fo:color="#4472c4" style:font-name="MS Gothic" fo:font-weight="bold" officeooo:rsid="0015c1ed" style:font-name-asian="MS Gothic1" style:font-weight-asian="bold" style:font-weight-complex="bold"/>
    </style:style>
    <style:style style:name="T18" style:family="text">
      <style:text-properties fo:color="#4472c4" fo:language="en" fo:country="US"/>
    </style:style>
    <style:style style:name="T19" style:family="text">
      <style:text-properties fo:color="#4472c4" fo:language="en" fo:country="US" fo:font-weight="bold" style:font-weight-asian="bold" style:font-weight-complex="bold"/>
    </style:style>
    <style:style style:name="T20" style:family="text">
      <style:text-properties fo:color="#4472c4" fo:language="en" fo:country="US" officeooo:rsid="000eec9e"/>
    </style:style>
    <style:style style:name="T21" style:family="text">
      <style:text-properties fo:color="#4472c4" fo:language="en" fo:country="US" officeooo:rsid="000f7dc6"/>
    </style:style>
    <style:style style:name="T22" style:family="text">
      <style:text-properties fo:color="#4472c4" fo:language="en" fo:country="US" officeooo:rsid="00115eb6"/>
    </style:style>
    <style:style style:name="T23" style:family="text">
      <style:text-properties fo:color="#4472c4" fo:language="en" fo:country="US" officeooo:rsid="00121359"/>
    </style:style>
    <style:style style:name="T24" style:family="text">
      <style:text-properties fo:color="#4472c4" fo:language="en" fo:country="US" officeooo:rsid="0016111f"/>
    </style:style>
    <style:style style:name="T25" style:family="text">
      <style:text-properties fo:color="#4472c4" fo:language="en" fo:country="US" officeooo:rsid="00164c36"/>
    </style:style>
    <style:style style:name="T26" style:family="text">
      <style:text-properties fo:color="#4472c4" fo:language="en" fo:country="US" officeooo:rsid="0018f391"/>
    </style:style>
    <style:style style:name="T27" style:family="text">
      <style:text-properties fo:color="#4472c4" fo:language="en" fo:country="US" officeooo:rsid="0015c1ed"/>
    </style:style>
    <style:style style:name="T28" style:family="text">
      <style:text-properties fo:color="#4472c4" fo:language="en" fo:country="US" officeooo:rsid="001f45e4"/>
    </style:style>
    <style:style style:name="T29" style:family="text">
      <style:text-properties fo:color="#4472c4" fo:language="en" fo:country="US" officeooo:rsid="0023f044"/>
    </style:style>
    <style:style style:name="T30" style:family="text">
      <style:text-properties fo:color="#4472c4" style:font-name="Calibri" fo:font-size="11pt" fo:language="en" fo:country="US" style:font-name-asian="Calibri1" style:font-size-asian="11pt" style:font-name-complex="Calibri1" style:font-size-complex="11pt"/>
    </style:style>
    <style:style style:name="T31" style:family="text">
      <style:text-properties fo:color="#4472c4" style:font-name="Calibri2" fo:language="en" fo:country="US" officeooo:rsid="00170b4e" style:font-name-asian="MS Gothic1"/>
    </style:style>
    <style:style style:name="T32" style:family="text">
      <style:text-properties fo:color="#4472c4" style:font-name="Calibri2" fo:language="en" fo:country="US" officeooo:rsid="001ce8e2" style:font-name-asian="MS Gothic1"/>
    </style:style>
    <style:style style:name="T33" style:family="text">
      <style:text-properties fo:color="#4472c4" style:font-name="Calibri2" fo:language="en" fo:country="US" officeooo:rsid="001ecbcd" style:font-name-asian="MS Gothic1"/>
    </style:style>
    <style:style style:name="T34" style:family="text">
      <style:text-properties fo:color="#4472c4" officeooo:rsid="0019ea49"/>
    </style:style>
    <style:style style:name="T35" style:family="text">
      <style:text-properties fo:color="#4472c4" officeooo:rsid="0016111f"/>
    </style:style>
    <style:style style:name="T36" style:family="text">
      <style:text-properties fo:color="#000000" style:font-name="MS Gothic" officeooo:rsid="00130c7b" style:font-name-asian="MS Gothic1"/>
    </style:style>
    <style:style style:name="T37" style:family="text">
      <style:text-properties fo:color="#000000" fo:language="en" fo:country="US" officeooo:rsid="0013d964"/>
    </style:style>
    <style:style style:name="T38" style:family="text">
      <style:text-properties fo:color="#000000" fo:language="en" fo:country="US" officeooo:rsid="00170b4e"/>
    </style:style>
    <style:style style:name="T39" style:family="text">
      <style:text-properties officeooo:rsid="0015c1ed"/>
    </style:style>
    <style:style style:name="T40" style:family="text">
      <style:text-properties officeooo:rsid="00164c36"/>
    </style:style>
    <style:style style:name="T41" style:family="text">
      <style:text-properties officeooo:rsid="00170b4e"/>
    </style:style>
    <style:style style:name="T42" style:family="text">
      <style:text-properties officeooo:rsid="0018f391"/>
    </style:style>
    <style:style style:name="T43" style:family="text">
      <style:text-properties officeooo:rsid="001ce8e2"/>
    </style:style>
    <style:style style:name="T44" style:family="text">
      <style:text-properties officeooo:rsid="001ecbcd"/>
    </style:style>
    <style:style style:name="T45" style:family="text">
      <style:text-properties officeooo:rsid="0020883c"/>
    </style:style>
    <style:style style:name="T46" style:family="text">
      <style:text-properties officeooo:rsid="0023f044"/>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ET Template </text:p>
      <text:p text:style-name="P9">Version: 202<text:span text:style-name="T40">2</text:span>-<text:span text:style-name="T40">12</text:span>-0<text:span text:style-name="T45">4</text:span></text:p>
      <text:list xml:id="list145067864" text:style-name="WWNum2">
        <text:list-item>
          <text:h text:style-name="P18" text:outline-level="1">MAKE YOUR CHOICE</text:h>
        </text:list-item>
      </text:list>
      <text:p text:style-name="P44">DO YOU WORK WITH PERSONAL DATA? (*)</text:p>
      <text:p text:style-name="Standard"><text:s/>Personal data means any information relating to an identified or identifiable natural person. An identifiable natural person is one who can be identified, directly or indirectly, in particular by reference to an identifier such as a name, address, e-mail address, photo, an identification number, IP address, employee number, private or professional telephone number (who's who), login data, identification cookies, account number, CV , log data (including cafeteria, parking use, web use, surf use), camera images, personnel files, wage data, professional expenses, recordings of interviews, etc.</text:p>
      <text:p text:style-name="Standard">Please note, if you anonymise personal data yourself, you will of course work with recognisable personal data at the start and the GDPR will continue to apply. Pseudonymised data are and will remain personal data.</text:p>
      <text:p text:style-name="Standard"><text:span text:style-name="T8">☐</text:span><text:span text:style-name="T18"> </text:span><text:span text:style-name="T20">X </text:span><text:span text:style-name="T18">Yes</text:span></text:p>
      <text:p text:style-name="Standard"><text:span text:style-name="T8">☐</text:span><text:span text:style-name="T18"> No</text:span></text:p>
      <text:p text:style-name="P10"/>
      <text:p text:style-name="P10">WILL YOU ALSO HAVE THE RESEARCH ETHICALLY TESTED AT SMEC? (*)</text:p>
      <text:p text:style-name="P9"><text:s/>If you work with personal data, it is recommended that the research is also ethically tested. The submission for an ethical approval of the research(project) is increasingly required if human participants are involved in the research. This may be a requirement in the context of funding of the project or in the context of a publication.</text:p>
      <text:p text:style-name="Standard"><text:span text:style-name="T8">☐</text:span><text:span text:style-name="T18"> Yes</text:span></text:p>
      <text:p text:style-name="Standard"><text:span text:style-name="T8">☐</text:span><text:span text:style-name="T18"> </text:span><text:span text:style-name="T20">X </text:span><text:span text:style-name="T18">No</text:span></text:p>
      <text:p text:style-name="P12"/>
      <text:list xml:id="list155129843067986" text:continue-numbering="true" text:style-name="WWNum2">
        <text:list-item>
          <text:h text:style-name="P20" text:outline-level="1">GENERAL INFORMATION</text:h>
        </text:list-item>
      </text:list>
      <text:p text:style-name="P10">SUBMITTER</text:p>
      <text:p text:style-name="Standard"><text:span text:style-name="T1">Name: </text:span><text:span text:style-name="T20">Alexander Joossens</text:span></text:p>
      <text:p text:style-name="Standard"><text:span text:style-name="T1">Faculty/department:</text:span><text:span text:style-name="T18"> </text:span><text:span text:style-name="T20">Faculteit Ingenieurswetenschappen, departement computerwetenschappen</text:span></text:p>
      <text:p text:style-name="Standard"><text:span text:style-name="T1">Unit:</text:span><text:span text:style-name="T18"> </text:span><text:span text:style-name="T25">HCI</text:span></text:p>
      <text:p text:style-name="Standard"><text:span text:style-name="T1">Email:</text:span><text:span text:style-name="T18"> </text:span><text:span text:style-name="T20">alexander.joossens@student.kuleuven.be</text:span></text:p>
      <text:p text:style-name="Standard"><text:span text:style-name="T1">U-number:</text:span><text:span text:style-name="T18"> </text:span><text:span text:style-name="T21">r0748533</text:span></text:p>
      <text:p text:style-name="P10"/>
      <text:p text:style-name="P10">PRINCIPAL INVESTIGATOR/ SUPERVISOR</text:p>
      <text:p text:style-name="P9">Are you, the submitter, also the principal investigator/supervisor? (*)</text:p>
      <text:p text:style-name="Standard"><text:span text:style-name="T8">☐</text:span><text:span text:style-name="T18"> </text:span><text:span text:style-name="T20">X </text:span><text:span text:style-name="T18">Yes</text:span></text:p>
      <text:p text:style-name="Standard"><text:span text:style-name="T8">☐</text:span><text:span text:style-name="T18"> No</text:span></text:p>
      <text:p text:style-name="P9"/>
      <text:p text:style-name="P9">Is the principal investigator a health professional according to the Law of 10 May 2015? (*)</text:p>
      <text:p text:style-name="Standard"><text:span text:style-name="T8">☐</text:span><text:span text:style-name="T18"> Yes</text:span></text:p>
      <text:p text:style-name="Standard"><text:span text:style-name="T8">☐</text:span><text:span text:style-name="T18"> </text:span><text:span text:style-name="T21">X </text:span><text:span text:style-name="T18">No</text:span></text:p>
      <text:p text:style-name="P9"/>
      <text:p text:style-name="P9">If you want to give edit rights to another researcher in the draft phase of this file, select that person here …</text:p>
      <text:p text:style-name="P14">/</text:p>
      <text:p text:style-name="P10"/>
      <text:p text:style-name="P10">OTHER KU LEUVEN RESEARCHERS</text:p>
      <text:p text:style-name="P14">Ivania Nadine Donoso Guzmán </text:p>
      <text:p text:style-name="P46">Katrien Verbert</text:p>
      <text:p text:style-name="P10"/>
      <text:p text:style-name="P65">FUNDING</text:p>
      <text:p text:style-name="P9">Is the research funded (e.g. in the context of a research project/contract/mandate)? <text:s/>(*)</text:p>
      <text:p text:style-name="P3"><text:span text:style-name="T8">☐</text:span><text:span text:style-name="T18"> KU Leuven Internal Funds (BOF / IOF)</text:span></text:p>
      <text:p text:style-name="P3"><text:span text:style-name="T8">☐</text:span><text:span text:style-name="T18"> FWO mandate</text:span></text:p>
      <text:p text:style-name="P3"><text:span text:style-name="T8">☐</text:span><text:span text:style-name="T18"> FWO project</text:span></text:p>
      <text:p text:style-name="P3"><text:span text:style-name="T8">☐</text:span><text:span text:style-name="T18"> FWO infrastructure</text:span></text:p>
      <text:p text:style-name="P3"><text:span text:style-name="T8">☐</text:span><text:span text:style-name="T18"> VLAIO</text:span></text:p>
      <text:p text:style-name="P3"><text:span text:style-name="T8">☐</text:span><text:span text:style-name="T18"> Flemish / Belgian Authorities (including BELSPO, Support Centers, etc.)</text:span></text:p>
      <text:p text:style-name="P3"><text:span text:style-name="T8">☐</text:span><text:span text:style-name="T18"> International / EU Framework Programs</text:span></text:p>
      <text:p text:style-name="P3"><text:span text:style-name="T8">☐</text:span><text:span text:style-name="T18"> International / Other European funding: Directorates General, Eurostat, EFRO, ...</text:span></text:p>
      <text:p text:style-name="P3"><text:span text:style-name="T8">☐</text:span><text:span text:style-name="T18"> International / Non-European financing: NIH, IES, NIF or other national governments</text:span></text:p>
      <text:p text:style-name="P3"><text:span text:style-name="T8">☐</text:span><text:span text:style-name="T18"> Development cooperation</text:span></text:p>
      <text:p text:style-name="P3"><text:span text:style-name="T8">☐</text:span><text:span text:style-name="T18"> Contract research and scientific services</text:span></text:p>
      <text:p text:style-name="P3"><text:span text:style-name="T8">☐</text:span><text:span text:style-name="T18"> Other (including foundations, etc.)</text:span></text:p>
      <text:p text:style-name="P9">If applicable, state the external reference of the mandate / project of the funder:</text:p>
      <text:p text:style-name="P14">/</text:p>
      <text:p text:style-name="P9">If appropriate, mention the name/ acronym of the research project:</text:p>
      <text:p text:style-name="P14">/</text:p>
      <text:p text:style-name="P9">If known, mention the ZL/ZK-number and/or the financiered credit:</text:p>
      <text:p text:style-name="P14">/</text:p>
      <text:p text:style-name="P9"/>
      <text:p text:style-name="P9">Indicate the department responsible for contracts concluded or to be concluded:(*)</text:p>
      <text:p text:style-name="P9">(Members of the selected department are automatically given reading rights to this file.)</text:p>
      <text:p text:style-name="P9">(Contracts can be added on page 4.)</text:p>
      <text:p text:style-name="P3"><text:span text:style-name="T8">☐</text:span><text:span text:style-name="T18"> LRD (KU Leuven Research Development)</text:span></text:p>
      <text:p text:style-name="P22">Who is the responsible file manager at LRD?</text:p>
      <text:p text:style-name="P7">(text)</text:p>
      <text:p text:style-name="P22">Who is funding the research?</text:p>
      <text:p text:style-name="P6"><text:span text:style-name="T8">☐</text:span><text:span text:style-name="T18"> Bill &amp; Melinda Gates Foundation</text:span></text:p>
      <text:p text:style-name="P6"><text:span text:style-name="T8">☐</text:span><text:span text:style-name="T18"> C3</text:span></text:p>
      <text:p text:style-name="P6"><text:span text:style-name="T8">☐</text:span><text:span text:style-name="T18"> EFRO</text:span></text:p>
      <text:p text:style-name="P6"><text:span text:style-name="T8">☐</text:span><text:span text:style-name="T18"> EIT</text:span></text:p>
      <text:p text:style-name="P6"><text:span text:style-name="T8">☐</text:span><text:span text:style-name="T18"> Energietransitiefonds</text:span></text:p>
      <text:p text:style-name="P6"><text:soft-page-break/><text:span text:style-name="T8">☐</text:span><text:span text:style-name="T18"> Flanders make</text:span></text:p>
      <text:p text:style-name="P6"><text:span text:style-name="T8">☐</text:span><text:span text:style-name="T18"> FWO (SBO projecten)</text:span></text:p>
      <text:p text:style-name="P6"><text:span text:style-name="T8">☐</text:span><text:span text:style-name="T18"> H2020</text:span></text:p>
      <text:p text:style-name="P6"><text:span text:style-name="T8">☐</text:span><text:span text:style-name="T18"> ICON projecten</text:span></text:p>
      <text:p text:style-name="P6"><text:span text:style-name="T8">☐</text:span><text:span text:style-name="T18"> IMI</text:span></text:p>
      <text:p text:style-name="P6"><text:span text:style-name="T8">☐</text:span><text:span text:style-name="T18"> Innoviris</text:span></text:p>
      <text:p text:style-name="P6"><text:span text:style-name="T8">☐</text:span><text:span text:style-name="T18"> Interreg</text:span></text:p>
      <text:p text:style-name="P6"><text:span text:style-name="T8">☐</text:span><text:span text:style-name="T18"> KCE</text:span></text:p>
      <text:p text:style-name="P6"><text:span text:style-name="T8">☐</text:span><text:span text:style-name="T18"> Michael J. Fox Foundation</text:span></text:p>
      <text:p text:style-name="P6"><text:span text:style-name="T8">☐</text:span><text:span text:style-name="T18"> NIH</text:span></text:p>
      <text:p text:style-name="P6"><text:span text:style-name="T8">☐</text:span><text:span text:style-name="T18"> US federal funding (Department of Defense, department of agriculture, FDA, …)</text:span></text:p>
      <text:p text:style-name="P6"><text:span text:style-name="T8">☐</text:span><text:span text:style-name="T18"> VLAIO</text:span></text:p>
      <text:p text:style-name="P7"/>
      <text:p text:style-name="P3"><text:span text:style-name="T8">☐</text:span><text:span text:style-name="T18"> DOC (Dienst Onderzoekscoördinatie)</text:span></text:p>
      <text:p text:style-name="P3"><text:span text:style-name="T8">☐</text:span><text:span text:style-name="T18"> IO (International Office)</text:span></text:p>
      <text:p text:style-name="P3"><text:span text:style-name="T8">☐</text:span><text:span text:style-name="T18"> Not applicable</text:span></text:p>
      <text:p text:style-name="P4"/>
      <text:p text:style-name="P10">LEADING ETHICAL COMMITTEE</text:p>
      <text:p text:style-name="P3"><text:span text:style-name="T15">☐</text:span><text:span text:style-name="T18"> What is the leading ethical committee in this research project? (*)</text:span></text:p>
      <text:p text:style-name="P3"><text:span text:style-name="T15">☐</text:span><text:span text:style-name="T18"> </text:span><text:span text:style-name="T22">X </text:span><text:span text:style-name="T18">SMEC (KU Leuven is main institution)</text:span></text:p>
      <text:p text:style-name="P3"><text:span text:style-name="T15">☐</text:span><text:span text:style-name="T18"> EC Research</text:span></text:p>
      <text:p text:style-name="Standard"><text:span text:style-name="T1">Local Ethical Committee or other, specify: </text:span><text:span text:style-name="T18">/</text:span></text:p>
      <text:p text:style-name="P9"/>
      <text:list xml:id="list155130115769756" text:continue-numbering="true" text:style-name="WWNum2">
        <text:list-item>
          <text:h text:style-name="P20" text:outline-level="1">Research</text:h>
        </text:list-item>
      </text:list>
      <text:p text:style-name="P10">TITLE, DESCRIPTION AND OBJECTIVES</text:p>
      <text:p text:style-name="P9">Note that the description must be legible and understandable for non-specialists in the research domain. </text:p>
      <text:p text:style-name="P9">Unique and full title of the research project/protocol (*)</text:p>
      <text:p text:style-name="Standard"><text:span text:style-name="T23">A Playlist-based </text:span><text:span text:style-name="T18">Group </text:span><text:span text:style-name="T25">Music</text:span><text:span text:style-name="T18"> Recommendation System</text:span></text:p>
      <text:p text:style-name="P9"/>
      <text:p text:style-name="P9">Describe the research project/protocol and the research questions. Explain the context and scientific relevance of the research in order to understand the planned research within its domain. Notice that the description should be legible and intelligible to non-specialists in this research domain and the individuals whose data are being processed. (*)</text:p>
      <text:p text:style-name="P47">The goal is to investigate the usage of a group recommendation system. The application recommends a playlist for groups of users, based on their <text:span text:style-name="T40">selected </text:span>Spotify playlists. <text:span text:style-name="T40">Two</text:span> research questions will be investigated:</text:p>
      <text:p text:style-name="P47">- How does “Order of combination” = “Combining before or after recommendation” influence Accuracy, Fairness and Other aspects?</text:p>
      <text:p text:style-name="P47">- How does the degree of explanation in different visualizations in a Group Recommender System affect how much users listen to playlists, their satisfaction, their perceived fairness and accuracy?</text:p>
      <text:p text:style-name="P11"/>
      <text:p text:style-name="P9">Explain the objectives of the research (project) Description ethical justification: (*)</text:p>
      <text:p text:style-name="P47">The objective of the research is to <text:span text:style-name="T40">evaluate different explanations for group recommendations, and how the user perceives </text:span>fairness, accuracy, and other aspects <text:span text:style-name="T40">using this application.</text:span></text:p>
      <text:p text:style-name="P64"><text:span text:style-name="T29">This research is very interesting for the AI community since there is more need for research on group recommender systems, focusing on fairness.</text:span></text:p>
      <text:p text:style-name="P9"/>
      <text:p text:style-name="P10">ETHICAL JUSTIFICATION</text:p>
      <text:p text:style-name="P9">SMEC is looking for a strong ethical foundation of research proposals when working with human participants. Please provide a reflection on this ethical foundation with regard to your proposal. Ethical issues at stake may include, but are not narrowed to the following principles: social value, scientific validity, fair subject selection, favorable risk-benefit ratio and respect for subjects.</text:p>
      <text:p text:style-name="Standard"><text:span text:style-name="T1">More detailed information regarding these principles can be found in this document: Research ethics: </text:span><text:a xlink:type="simple" xlink:href="https://bioethics.nih.gov/education/FNIH_BioethicsBrochure_WEB.PDF" text:style-name="Internet_20_link" text:visited-style-name="Visited_20_Internet_20_Link"><text:span text:style-name="T1">How to Treat People who Participate in Research</text:span></text:a><text:span text:style-name="T1">.</text:span></text:p>
      <text:p text:style-name="P9">Description ethical justification (*):</text:p>
      <text:p text:style-name="P51"><text:soft-page-break/></text:p>
      <text:p text:style-name="P52">This application is helping researchers understand how fairness is perceived in group rec<text:span text:style-name="T43">ommender</text:span> sys<text:span text:style-name="T43">tems</text:span> and how to visualize it, and in the future help participants modulate this fairness. The participants will be treated with respect, their data w<text:span text:style-name="T43">ill no</text:span>t be shared with anyone. </text:p>
      <text:p text:style-name="P52">The possible risks (negative outcomes) of participating are that they don’t like the playlist that was created and that they have to delete i<text:span text:style-name="T43">t </text:span>when they don’t like it.</text:p>
      <text:p text:style-name="P52">This will be a group recommendations so the taste of the other participant will be involved. The participants don’t know which playlists other participants selected, they only know the outcome.</text:p>
      <text:p text:style-name="P9"/>
      <text:p text:style-name="P9">How great are the potential disadvantages/risks and advantages/contributions of the research on both the individual level (e.g., the risk that COVID-19 is transmitted to a participant) and broader level (e.g., the societal contributions of the research)? How do the relative strengths of these advantages and disadvantages relate to each other?</text:p>
      <text:p text:style-name="P53">The possible risks (negative outcomes) of participating are that they don’t like the playlist that was created and that they have to delete i<text:span text:style-name="T43">t </text:span>when they don’t like it.</text:p>
      <text:p text:style-name="P53">This will be a group recommendations so the taste of the other participant will be involved. The participants don’t know which playlists other participants selected, they only know the outcome.</text:p>
      <text:p text:style-name="P60">The risk of transfering COVID-19 between participants is only present when they do the research physically together. However, this can always be done remotely as well.</text:p>
      <text:p text:style-name="P51">Societal contributions <text:span text:style-name="T46">are</text:span>: <text:span text:style-name="T46">Contributing to an </text:span>important <text:span text:style-name="T46">research </text:span>topic in XAI.</text:p>
      <text:p text:style-name="P60">This advantage (I think) is very much outweighing the disadvantages.</text:p>
      <text:p text:style-name="P10"/>
      <text:p text:style-name="P10"/>
      <text:p text:style-name="P65">RESEARCH TECHNIQUES, INSTRUMENTS &amp; EQUIPMENT</text:p>
      <text:p text:style-name="P3"><text:span text:style-name="T36">X</text:span><text:span text:style-name="T9"> </text:span><text:span text:style-name="T8">☐</text:span><text:span text:style-name="T18"> Questionnaire</text:span></text:p>
      <text:p text:style-name="P6"><text:span text:style-name="T8">☐</text:span><text:span text:style-name="T18"> </text:span><text:span text:style-name="T38">X</text:span><text:span text:style-name="T18"> Validated questionnaire (INCLUDE AS ANNEX)</text:span></text:p>
      <text:p text:style-name="P24">(Resque questionnaire added in attachment)</text:p>
      <text:p text:style-name="P6"><text:span text:style-name="T8">☐</text:span><text:span text:style-name="T18"> Non-validated questionnaire (INCLUDE AS ANNEX).</text:span></text:p>
      <text:p text:style-name="P3"><text:span text:style-name="T8">☐</text:span><text:span text:style-name="T18"> Interview</text:span></text:p>
      <text:p text:style-name="P6"><text:span text:style-name="T8">☐</text:span><text:span text:style-name="T18"> Validated interview (INCLUDE AS ANNEX).</text:span></text:p>
      <text:p text:style-name="P6"><text:span text:style-name="T8">☐</text:span><text:span text:style-name="T18"> Non-validated interview (INCLUDE AS ANNEX)</text:span></text:p>
      <text:p text:style-name="P5"><text:span text:style-name="T8">☐</text:span><text:span text:style-name="T18"> Participant observation </text:span><text:span text:style-name="T19">(specify)</text:span></text:p>
      <text:p text:style-name="P3"><text:span text:style-name="T8">☐</text:span><text:span text:style-name="T18"> Behavioral experiments/manipulations</text:span></text:p>
      <text:p text:style-name="P26">Upload file.</text:p>
      <text:p text:style-name="P32">Justify why the attachment is not available.</text:p>
      <text:p text:style-name="P3"><text:span text:style-name="T8">☐</text:span><text:span text:style-name="T18"> Electroencephalography, neuroimaging (e.g., EEG, MEG) or brain stimulation techniques, </text:span><text:span text:style-name="T19">(specify)</text:span></text:p>
      <text:p text:style-name="P3"><text:span text:style-name="T8">☐</text:span><text:span text:style-name="T18"> Tissue sampling (e.g. saliva), </text:span><text:span text:style-name="T19">(specify)</text:span></text:p>
      <text:p text:style-name="P3"><text:span text:style-name="T8">☐</text:span><text:span text:style-name="T18"> Video/audio recordings, </text:span><text:span text:style-name="T19">(specify)</text:span></text:p>
      <text:p text:style-name="P3"><text:span text:style-name="T8">☐</text:span><text:span text:style-name="T18"> Online/web-based activities (whether or not consisting of the above categories), </text:span><text:span text:style-name="T19">(specify)</text:span></text:p>
      <text:p text:style-name="P25">The user usage will be tracked. (Amount of times they listen to a song, which songs they listen, how they interact with the app)</text:p>
      <text:p text:style-name="P3"><text:span text:style-name="T8">☐</text:span><text:span text:style-name="T18"> Research equipment or experimental devices, </text:span><text:span text:style-name="T19">(specify)</text:span></text:p>
      <text:p text:style-name="P3"><text:span text:style-name="T8">☐</text:span><text:span text:style-name="T18"> Other, </text:span><text:span text:style-name="T19">(specify)</text:span></text:p>
      <text:p text:style-name="P9"/>
      <text:p text:style-name="P10">RESEARCH METHOD</text:p>
      <text:p text:style-name="P9">Describe the methodologies and practical procedures. (*)</text:p>
      <text:p text:style-name="P27">Between-subjects study.</text:p>
      <text:p text:style-name="P27"/>
      <text:p text:style-name="P27">First condition: the algorithm (com<text:span text:style-name="T43">b</text:span>ining before/after <text:span text:style-name="T43">recommending</text:span>)</text:p>
      <text:p text:style-name="P31"><text:span text:style-name="T31">Second condition: </text:span><text:span text:style-name="T32">2 t</text:span><text:span text:style-name="T31">ypes of visualizations.</text:span></text:p>
      <text:p text:style-name="P27"/>
      <text:p text:style-name="P28">How do I find users?</text:p>
      <text:p text:style-name="P28">I collect their emai<text:span text:style-name="T44">l, </text:span>after this they will be assigned to 1 condition</text:p>
      <text:p text:style-name="P28"/>
      <text:p text:style-name="P27">User will have to login into their Spotify account, read the context, select <text:span text:style-name="T44">some of their </text:span>playlists. <text:span text:style-name="T44">The </text:span>other person does the same <text:span text:style-name="T44">thing.</text:span></text:p>
      <text:p text:style-name="P27"/>
      <text:p text:style-name="P31"><text:span text:style-name="T33">T</text:span><text:span text:style-name="T31">hey will receive a new email : your new playlist </text:span><text:span text:style-name="T33">has been</text:span><text:span text:style-name="T31"> created. </text:span><text:span text:style-name="T33">You can find it</text:span><text:span text:style-name="T31"> in you</text:span><text:span text:style-name="T33">r</text:span><text:span text:style-name="T31"> </text:span><text:span text:style-name="T33">Spotif</text:span><text:span text:style-name="T31">y account </text:span><text:span text:style-name="T33">(+ link attached)</text:span><text:span text:style-name="T31">. You can listen to it whenever you want.</text:span></text:p>
      <text:p text:style-name="P31"><text:span text:style-name="T31">Second link </text:span><text:span text:style-name="T33">attached</text:span><text:span text:style-name="T31">: </text:span><text:span text:style-name="T33">Here you can </text:span><text:span text:style-name="T31">explore </text:span><text:span text:style-name="T33">the new </text:span><text:span text:style-name="T31">playlist with </text:span><text:span text:style-name="T33">a</text:span><text:span text:style-name="T31"> visualization.</text:span></text:p>
      <text:p text:style-name="P27"><text:span text:style-name="T44">A</text:span>fter this: they will answer the questionnaire.</text:p>
      <text:p text:style-name="P63"/>
      <text:p text:style-name="P9"><text:soft-page-break/>Which aspects of the research would be impacted if stricter measures concerning COVID-19 would be imposed? Describe a back-up plan that explains which changes will be made to the protocol (regarding recruitment, design, data collection,…) in this case.</text:p>
      <text:p text:style-name="P54">Recruiting might be a problem. (posters at university → change strategy)</text:p>
      <text:p text:style-name="P9"/>
      <text:p text:style-name="P10">EXPECTED START DATE AND END DATE</text:p>
      <text:p text:style-name="P9">Specify the expected start date of contacting participants (e.g., for data collection, recruitment) for the experiment/study (should be in the future) as well as the end date for participants.</text:p>
      <text:p text:style-name="Standard"><text:span text:style-name="T1">Start: </text:span><text:span text:style-name="T5">27/03/2023</text:span></text:p>
      <text:p text:style-name="Standard"><text:span text:style-name="T1">End: </text:span><text:span text:style-name="T37">1/05/2023</text:span></text:p>
      <text:p text:style-name="P9"/>
      <text:list xml:id="list155130072644337" text:continue-numbering="true" text:style-name="WWNum2">
        <text:list-item>
          <text:h text:style-name="P20" text:outline-level="1">COLLECTING AND SHARING INFORMATION</text:h>
        </text:list-item>
      </text:list>
      <text:p text:style-name="P10">PRIMARY/SECONDARY DATA PROCESSING</text:p>
      <text:p text:style-name="P9">Do you intend to collect new data (primary processing) or do you use previously collected data (secondary processing)? (*)</text:p>
      <text:p text:style-name="P3"><text:span text:style-name="T10">X </text:span><text:span text:style-name="T8">☐</text:span><text:span text:style-name="T18"> Primary processing (you collect new data directly from the data subjects with a specific goal, e.g. also prospective research)</text:span></text:p>
      <text:p text:style-name="P3"><text:span text:style-name="T8">☐</text:span><text:span text:style-name="T18"> Secondary processing (you do not collect new data yourself, but you used previously collected data, e.g. also retrospective research)</text:span></text:p>
      <text:p text:style-name="P66">In case of secondary processing:</text:p>
      <text:p text:style-name="List_20_Paragraph"><text:span text:style-name="T8">☐</text:span><text:span text:style-name="T18"> You use data previously collected yourself</text:span></text:p>
      <text:p text:style-name="List_20_Paragraph"><text:span text:style-name="T8">☐</text:span><text:span text:style-name="T18"> You use data previously collected by someone else within KU Leuven within the context of another research project at KU Leuven.</text:span></text:p>
      <text:p text:style-name="List_20_Paragraph"><text:span text:style-name="T8">☐</text:span><text:span text:style-name="T18"> You use data previously collected by a third partner.</text:span></text:p>
      <text:p text:style-name="P66">If appropriate, explain how the participants in the initial research project gave their permission to use these data for further research.</text:p>
      <text:p text:style-name="P67">(text)</text:p>
      <text:p text:style-name="P9"/>
      <text:p text:style-name="P10">EXTERNAL PARTNERS</text:p>
      <text:p text:style-name="P9">Are not KU Leuven researchers involved in this project? (*)</text:p>
      <text:p text:style-name="P14">(name, institution, email)</text:p>
      <text:p text:style-name="P15">No</text:p>
      <text:p text:style-name="P9"/>
      <text:p text:style-name="P9">Is this a commercial study or a non-commercial study? (*)</text:p>
      <text:p text:style-name="Standard"><text:span text:style-name="T10">X </text:span><text:span text:style-name="T8">☐</text:span><text:span text:style-name="T18"> </text:span><text:span text:style-name="T30">Non-commercial study</text:span></text:p>
      <text:p text:style-name="P13"><text:span text:style-name="T8">☐</text:span><text:span text:style-name="T18"> </text:span><text:span text:style-name="T30">Commercial study</text:span></text:p>
      <text:p text:style-name="P9"/>
      <text:p text:style-name="P9">Is another university, research institution or other partner involved in this research project?</text:p>
      <text:p text:style-name="Standard"><text:span text:style-name="T8">☐</text:span><text:span text:style-name="T18"> Yes</text:span></text:p>
      <text:p text:style-name="P66">Which other universities, research institutions or other partners are involved in the project?</text:p>
      <text:p text:style-name="List_20_Paragraph"><text:span text:style-name="T8">☐</text:span><text:span text:style-name="T18"> UCLL, Lucas, Vives, Thomas More or Odissee</text:span></text:p>
      <text:p text:style-name="List_20_Paragraph"><text:span text:style-name="T8">☐</text:span><text:span text:style-name="T18"> VIB</text:span></text:p>
      <text:p text:style-name="List_20_Paragraph"><text:span text:style-name="T8">☐</text:span><text:span text:style-name="T18"> IMEC</text:span></text:p>
      <text:p text:style-name="List_20_Paragraph"><text:soft-page-break/><text:span text:style-name="T8">☐</text:span><text:span text:style-name="T18"> Other partner:</text:span></text:p>
      <text:p text:style-name="P66">Who determines the objectives and resources of the research?</text:p>
      <text:p text:style-name="Standard"><text:span text:style-name="T10">X </text:span><text:span text:style-name="T8">☐</text:span><text:span text:style-name="T18"> No</text:span></text:p>
      <text:p text:style-name="P9">Add the agreement or mention the name of the (possibly larger) agreement in which settlements about privacy have been made.</text:p>
      <text:p text:style-name="Standard"><text:span text:style-name="T8">☐</text:span><text:span text:style-name="T18"> Upload document</text:span></text:p>
      <text:p text:style-name="Standard"><text:span text:style-name="T8">☐</text:span><text:span text:style-name="T18"> If it is not possible to upload the agreement, mention the name of the agreement and explain where it can be consulted.</text:span></text:p>
      <text:p text:style-name="P10">ROLES OF THE PARTIES INVOLVED</text:p>
      <text:p text:style-name="P9">Who determines the objectives and resources of the research? <text:s/>(*)</text:p>
      <text:p text:style-name="P3"><text:span text:style-name="T10">X </text:span><text:span text:style-name="T8">☐</text:span><text:span text:style-name="T18"> This is determined within KU Leuven.</text:span></text:p>
      <text:p text:style-name="P3"><text:span text:style-name="T8">☐</text:span><text:span text:style-name="T18"> This is determined together with an external partner. (</text:span><text:span text:style-name="T19">specify the institution</text:span><text:span text:style-name="T18">)</text:span></text:p>
      <text:p text:style-name="P3"><text:span text:style-name="T8">☐</text:span><text:span text:style-name="T18"> You are processing the data on behalf of an external partner.</text:span></text:p>
      <text:p text:style-name="P9"/>
      <text:p text:style-name="P10">SHARING, IMPORT AND EXPORT OF DATA</text:p>
      <text:p text:style-name="P9">Will the data be transferred to/ shared with persons/agencies outside KU Leuven? (*)</text:p>
      <text:p text:style-name="Standard"><text:span text:style-name="T8">☐</text:span><text:span text:style-name="T18"> Yes</text:span></text:p>
      <text:p text:style-name="P66">If so, is this person/agency located within or outside the EU?</text:p>
      <text:p text:style-name="List_20_Paragraph"><text:span text:style-name="T8">☐</text:span><text:span text:style-name="T18"> Within the EU (Specify third party + upload agreement)</text:span></text:p>
      <text:p text:style-name="List_20_Paragraph"><text:span text:style-name="T8">☐</text:span><text:span text:style-name="T18"> Outside the EU (</text:span></text:p>
      <text:p text:style-name="P8"><text:span text:style-name="T18">If this person/agency is located outside the EU, is the country included in the ‘white list’? The ‘white list’ is available at: </text:span><text:a xlink:type="simple" xlink:href="https://ec.europa.eu/info/law/law-topic/data-protection/data-transfers-outside-eu/adequacy-protection-personal-data-non-eu-countries_en" text:style-name="Internet_20_link" text:visited-style-name="Visited_20_Internet_20_Link"><text:span text:style-name="T1">https://ec.europa.eu/info/law/law-topic/data-protection/data-transfers-outside-eu/adequacy-protection-personal-data-non-eu-countries_en</text:span></text:a><text:span text:style-name="T18"> </text:span></text:p>
      <text:p text:style-name="P2"/>
      <text:p text:style-name="Standard"><text:span text:style-name="T10">X </text:span><text:span text:style-name="T8">☐</text:span><text:span text:style-name="T18"> No</text:span></text:p>
      <text:p text:style-name="P9"/>
      <text:p text:style-name="P10">PLACE DATA PROCESSING</text:p>
      <text:p text:style-name="P9">Where will the data collection and processing be performed? (*)</text:p>
      <text:p text:style-name="P3"><text:span text:style-name="T10">X </text:span><text:span text:style-name="T8">☐</text:span><text:span text:style-name="T18"> Belgium</text:span></text:p>
      <text:p text:style-name="P3"><text:span text:style-name="T8">☐</text:span><text:span text:style-name="T18"> Member State of the European Union</text:span></text:p>
      <text:p text:style-name="P3"><text:span text:style-name="T8">☐</text:span><text:span text:style-name="T18"> Outside the European Union, (</text:span><text:span text:style-name="T19">specify</text:span><text:span text:style-name="T18">)</text:span></text:p>
      <text:p text:style-name="P14"><text:soft-page-break/></text:p>
      <text:list xml:id="list155128821689707" text:continue-numbering="true" text:style-name="WWNum2">
        <text:list-item>
          <text:h text:style-name="P20" text:outline-level="1">PARTICIPANTS/DATA SUBJECTS AND CATEGORIES OF DATA</text:h>
        </text:list-item>
      </text:list>
      <text:p text:style-name="P10">CATEGORIES OF DATA SUBJECTS</text:p>
      <text:p text:style-name="P9">Whose personal data will you use or process in your research? <text:s/>(*)</text:p>
      <text:p text:style-name="P54">Objective: people that have been using <text:span text:style-name="T44">S</text:span>potify for a certain amount of time</text:p>
      <text:p text:style-name="P9"/>
      <text:p text:style-name="Standard"><text:span text:style-name="T1">Are vulnerable people involved? <text:s/>(*)<text:line-break/></text:span><text:span text:style-name="T3">Vulnerable data subjects may include children, mentally ill persons, asylum seekers, or the elderly, patients and in any case where an imbalance in the relationship between the position of the data subject and the data controller can be identified.</text:span></text:p>
      <text:p text:style-name="Standard"><text:span text:style-name="T16">☐</text:span><text:span text:style-name="T19"> </text:span><text:span text:style-name="T18">Yes</text:span></text:p>
      <text:p text:style-name="Standard"><text:span text:style-name="T10">X </text:span><text:span text:style-name="T8">☐</text:span><text:span text:style-name="T18"> No</text:span></text:p>
      <text:p text:style-name="Standard"><text:span text:style-name="T1">Which inclusion and exclusion criteria do you use? (*)<text:line-break/></text:span><text:span text:style-name="T3">List details such as age, sex, disease, characteristics etc., under which a participant is deemed to be suitable (eligible) to participate into the study. This also includes healthy volunteers, control groups, etc.</text:span></text:p>
      <text:p text:style-name="P15">We aim to be as inclusive as possible. (All age<text:span text:style-name="T39">s</text:span>, sex<text:span text:style-name="T39">es</text:span>, characteristics etc. <text:span text:style-name="T41">are welcome</text:span>)</text:p>
      <text:p text:style-name="P54">I am going to actively recruit participants at University. Only restriction is that they have to use Spotify for x amount of years.</text:p>
      <text:p text:style-name="P41"/>
      <text:p text:style-name="P10">CATEGORIES OF PERSONAL DATA</text:p>
      <text:p text:style-name="P9">What categories of data do you intend to collect or use? (*)</text:p>
      <text:p text:style-name="P9">Will you collect "ordinary" personal data and/or “special category” data?</text:p>
      <text:p text:style-name="Standard"><text:span text:style-name="T17">X </text:span><text:span text:style-name="T16">☐</text:span><text:span text:style-name="T18"> Ordinary personal data, (</text:span><text:span text:style-name="T19">specify</text:span><text:span text:style-name="T18">)</text:span></text:p>
      <text:p text:style-name="P49">Name, e-mail address, <text:span text:style-name="T42">Login information for Spotify, playlist data from Spotify</text:span></text:p>
      <text:p text:style-name="P39">Some examples of ordinary personal data: name, address, e-mail address, photo, ID-number, IP-address, personnel number, private or professional number (who’s who), login-data, identification cookies, account number, CV, log data (including cafeteria, parking use, web and surf use), camera images, personnel files, wage data professional expenses etc.</text:p>
      <text:p text:style-name="Standard"><text:span text:style-name="T16">☐</text:span><text:span text:style-name="T19"> </text:span><text:span text:style-name="T18">Special categories of personal data, (</text:span><text:span text:style-name="T19">specify</text:span><text:span text:style-name="T18">)</text:span></text:p>
      <text:p text:style-name="P61"><text:span text:style-name="T18"/></text:p>
      <text:p text:style-name="P39">Special categories of personal data are the following: personal data revealing racial or ethnic origin, political opinions, religious or philosophical beliefs, or <text:soft-page-break/>trade union membership, and the processing of genetic data, biometric data for the purpose of uniquely identifying a natural person, data concerning health or data concerning a natural person's sex life or sexual orientation and personal data relating to criminal convictions and offences or related security measures.</text:p>
      <text:p text:style-name="P9"/>
      <text:p text:style-name="P10">SCALE OF THE PROCESSING</text:p>
      <text:p text:style-name="P9">What is the expected number of participants whose personal data will be collected? (*)</text:p>
      <text:p text:style-name="P58">For 2 conditions with 2 variants: 2x2 matrix of options. For each option I will need minimum 5 couples of persons for the research to be trustworthy.</text:p>
      <text:p text:style-name="P58">So I will need 20 couples of 2 persons = 40 persons in total.</text:p>
      <text:p text:style-name="P58"/>
      <text:p text:style-name="P9">How does this sample relate to the relevant population? (*)</text:p>
      <text:p text:style-name="P58">This would be a good sample amount.</text:p>
      <text:p text:style-name="P9"/>
      <text:p text:style-name="P9">How many data do you process from one participant and how diverse are these data? (*)</text:p>
      <text:p text:style-name="P55">Name, email address, Spotify login, Spotify tracking</text:p>
      <text:p text:style-name="P14">The user usage will be tracked. (Amount of times they listen to a song, which songs they listen, how they interact with the app)</text:p>
      <text:p text:style-name="P62"><text:span text:style-name="T26">The participants will answer a questionnaire. This data will also be processed</text:span><text:span text:style-name="T27">.</text:span></text:p>
      <text:p text:style-name="P9"/>
      <text:p text:style-name="P9">What is the geographical scope of the personal data that you process? (*)</text:p>
      <text:p text:style-name="P55">I will handle the data with the servers from KU L<text:span text:style-name="T44">euven</text:span> in Belgium.</text:p>
      <text:p text:style-name="P9"/>
      <text:p text:style-name="P9">RECRUITMENT, REMUNERATION AND BENEFITS</text:p>
      <text:p text:style-name="P9">Specify who will recruit the participants, how, where and by whom the participants will be approached for inclusion and obtainment of informed consent. (*)</text:p>
      <text:p text:style-name="P9">If a poster or flyer is used for the recruitment, please attach the poster or flyer:</text:p>
      <text:p text:style-name="P36"><text:span text:style-name="T7">See flyer in attachment.</text:span></text:p>
      <text:p text:style-name="P9">Will participants receive a remuneration or compensation for their participation? (*)</text:p>
      <text:p text:style-name="Standard"><text:span text:style-name="T8">☐</text:span><text:span text:style-name="T18"> Yes</text:span></text:p>
      <text:p text:style-name="List_20_Paragraph"><text:span text:style-name="T8">☐</text:span><text:span text:style-name="T18"> Cost reimbursement (i.e., food, drinks, transport, parking)</text:span></text:p>
      <text:p text:style-name="List_20_Paragraph"><text:span text:style-name="T8">☐</text:span><text:span text:style-name="T18"> Additional compensation (e.g., voucher, course credits, money)</text:span></text:p>
      <text:p text:style-name="Standard"><text:soft-page-break/><text:span text:style-name="T11">X </text:span><text:span text:style-name="T8">☐</text:span><text:span text:style-name="T18"> No, (</text:span><text:span text:style-name="T19">specify</text:span><text:span text:style-name="T18">)</text:span></text:p>
      <text:p text:style-name="P40"><text:span text:style-name="T7">On good will.</text:span></text:p>
      <text:p text:style-name="P9">Are there other benefits by participating in this project? (e.g., what can a participant learn from the study) (*)</text:p>
      <text:p text:style-name="Standard"><text:span text:style-name="T8">☐</text:span><text:span text:style-name="T18"> </text:span><text:span text:style-name="T28">X </text:span><text:span text:style-name="T18">Yes, </text:span><text:span text:style-name="T26">they will have a new Spotify playlist created.</text:span></text:p>
      <text:p text:style-name="Standard"><text:span text:style-name="T8">☐</text:span><text:span text:style-name="T18"> No</text:span></text:p>
      <text:p text:style-name="P9"/>
      <text:p text:style-name="P10">RISKS, DISCOMFORT AND COUNSELING</text:p>
      <text:p text:style-name="P9">Describe possible risks or whether participants might experience (physical or mental) discomfort, embarrassment, confusion, etc. during the course of the study. (*)</text:p>
      <text:p text:style-name="P55">No risks.</text:p>
      <text:p text:style-name="P9"/>
      <text:p text:style-name="P9">Is any support or counseling offered after participation? (*)</text:p>
      <text:p text:style-name="P16">Participants can reach out to myself in person (Alexander Joossens) if they have any questions/problems.</text:p>
      <text:list xml:id="list155128556504030" text:continue-numbering="true" text:style-name="WWNum2">
        <text:list-item>
          <text:h text:style-name="P19" text:outline-level="1">TECHNICAL AND ORGANISATIONAL MEASURES FOR DATA PROCESSING AND DATA MANAGEMENT</text:h>
        </text:list-item>
      </text:list>
      <text:p text:style-name="P9">The basic level of security should always be in line with the information security policy of the institution. Additional measures may be necessary for specific processing activities. The choice of additional security measures is based on an assessment of the risks.</text:p>
      <text:p text:style-name="P10">RETENTION OF DATA</text:p>
      <text:p text:style-name="P10">Where will digital and audiovisual data be stored? (*)</text:p>
      <text:p text:style-name="P3"><text:span text:style-name="T12">X </text:span><text:span text:style-name="T8">☐</text:span><text:span text:style-name="T18"> Secure KU Leuven network drives (I- / J-drive)</text:span></text:p>
      <text:p text:style-name="P3"><text:span text:style-name="T13">X </text:span><text:span text:style-name="T8">☐</text:span><text:span text:style-name="T18"> OneDrive linked to a KU Leuven account</text:span></text:p>
      <text:p text:style-name="P3"><text:span text:style-name="T8">☐</text:span><text:span text:style-name="T18"> REDCap</text:span></text:p>
      <text:p text:style-name="P3"><text:span text:style-name="T8">☐</text:span><text:span text:style-name="T18"> Different, please specify…</text:span></text:p>
      <text:p text:style-name="P10">Where will paper data be stored?(*)</text:p>
      <text:p text:style-name="P3"><text:span text:style-name="T12">X </text:span><text:span text:style-name="T8">☐</text:span><text:span text:style-name="T18"> There are no paper data (for example also informed consent will be asked digitally)</text:span></text:p>
      <text:p text:style-name="P3"><text:span text:style-name="T8">☐</text:span><text:span text:style-name="T18"> Inside KU Leuven. In the office of the primary researcher in a locked drawer or cupboard that can only be accessed by the researcher.</text:span></text:p>
      <text:p text:style-name="P3"><text:span text:style-name="T8">☐</text:span><text:span text:style-name="T18"> During the study the paper data will be stored by the involved student in a locked drawer or cupboard that can only be accessed by him/herself. <text:s/>After the thesis or the course has been finished, all paper data will be handed over to the </text:span><text:soft-page-break/><text:span text:style-name="T18">supervisor who will store these data in their office in a locked drawer or cupboard that can only be accessed by him/herself.</text:span></text:p>
      <text:p text:style-name="P3"><text:span text:style-name="T8">☐</text:span><text:span text:style-name="T18"> Different, please specify:</text:span></text:p>
      <text:p text:style-name="P10">Who will have access to participants’ (personal) data during the study?(*)</text:p>
      <text:p text:style-name="P3"><text:span text:style-name="T12">X </text:span><text:span text:style-name="T8">☐</text:span><text:span text:style-name="T18"> The involved KU Leuven researchers. (cfr page 2)</text:span></text:p>
      <text:p text:style-name="P3"><text:span text:style-name="T8">☐</text:span><text:span text:style-name="T18"> The involved non-KU Leuven researchers in accordance with the agreement. (cfr page 4)</text:span></text:p>
      <text:p text:style-name="P3"><text:span text:style-name="T8">☐</text:span><text:span text:style-name="T18"> Others, please specify...</text:span></text:p>
      <text:p text:style-name="P10">Who will have access to participants’ (personal) data after the study?(*)</text:p>
      <text:p text:style-name="P3"><text:span text:style-name="T12">X </text:span><text:span text:style-name="T8">☐</text:span><text:span text:style-name="T18"> The involved KU Leuven researchers, except any students that may be involved. (**)</text:span></text:p>
      <text:p text:style-name="P3"><text:span text:style-name="T8">☐</text:span><text:span text:style-name="T18"> The involved non-KU Leuven researchers in accordance with the agreement. (cfr page 4)</text:span></text:p>
      <text:p text:style-name="P3"><text:span text:style-name="T8">☐</text:span><text:span text:style-name="T18"> Others, please specify...</text:span></text:p>
      <text:p text:style-name="P39">** Students will completely remove the data from their devices and will no longer have access to the data after they have finished their thesis or the course. </text:p>
      <text:p text:style-name="P10">For how long will the (personal) data be stored after the study?(*)</text:p>
      <text:p text:style-name="P3"><text:span text:style-name="T12">X </text:span><text:span text:style-name="T8">☐</text:span><text:span text:style-name="T18"> After 10 years the researchers will decide whether it is necessary to store the (personal) data for a longer time. If it is necessary to keep the data, a reminder date will be set at which the researchers will again decide whether the data still need to be kept. When further storage is no longer necessary the (personal) data will be deleted.</text:span></text:p>
      <text:p text:style-name="P3"><text:span text:style-name="T8">☐</text:span><text:span text:style-name="T18"> The (personal) data will be deleted after 10 years(KU LeuvenRDM-richtlijn).</text:span></text:p>
      <text:p text:style-name="P3"><text:span text:style-name="T8">☐</text:span><text:span text:style-name="T18"> The (personal) data will be deleted after 25 years (guidelineEC Research UZ/KU Leuven).</text:span></text:p>
      <text:p text:style-name="P3"><text:span text:style-name="T8">☐</text:span><text:span text:style-name="T18"> Different, please specify (for example because the study is longitudinal or because the data will be archived in the context of historic research):</text:span></text:p>
      <text:p text:style-name="P10">ANONYMISATION / PSEUDONYMISATION</text:p>
      <text:p text:style-name="P39">Anonymization means that the data subject (the individual person to which the data relate) cannot be identified afterwards and that it is impossible to re-identify the data subject.</text:p>
      <text:p text:style-name="P39">Pseudonymization (or “coding”) is the processing of personal data in such a way that the personal data can no longer be attributed to a specific data subject without the use of additional information, provided that such additional information is stored separately and technical and organizational measures are taken to ensure that the personal data are not linked to an identified or identifiable natural person.</text:p>
      <text:p text:style-name="P9">Do you plan to anonymize or pseudonymize the data at some point in the research process? (*)</text:p>
      <text:p text:style-name="P3"><text:soft-page-break/><text:span text:style-name="T12">X </text:span><text:span text:style-name="T8">☐</text:span><text:span text:style-name="T18"> Not anonymized or not pseudonymized data.</text:span></text:p>
      <text:p text:style-name="P30"><text:tab/>Please explain why you don’t anonymize/pseudonymize (certain) personal</text:p>
      <text:p text:style-name="P30"><text:s/>data.</text:p>
      <text:p text:style-name="P3"><text:span text:style-name="T18"><text:tab/></text:span><text:span text:style-name="T24">This is not necessary since no sensitive data is collected.</text:span></text:p>
      <text:p text:style-name="P3"><text:span text:style-name="T8">☐</text:span><text:span text:style-name="T18"> You will pseudonymize personal data (“Pseudonymization” is the AVG term, scientists often use “coding”. We consider these terms identical.)</text:span></text:p>
      <text:p text:style-name="P34">Please clarify the method of pseudonymization/coding:</text:p>
      <text:p text:style-name="P33">Please clarify the storage method of the key/code:</text:p>
      <text:p text:style-name="P32">(text)</text:p>
      <text:p text:style-name="P3"><text:span text:style-name="T8">☐</text:span><text:span text:style-name="T18"> You will anonymize personal data yourself.</text:span></text:p>
      <text:p text:style-name="P29"><text:tab/>Please clarify the method of anonymization and who is involved in this procedure:</text:p>
      <text:p text:style-name="P32">(text)</text:p>
      <text:p text:style-name="P3"><text:span text:style-name="T8">☐</text:span><text:span text:style-name="T18"> Not applicable.</text:span></text:p>
      <text:p text:style-name="P9"/>
      <text:p text:style-name="P10">OTHER ORGANISATIONAL AND TECHNICAL SECURITY MEASURES?</text:p>
      <text:p text:style-name="Standard"><text:span text:style-name="T1">Will you take any other measures to protect the privacy of data subjects? (*) (</text:span><text:a xlink:type="simple" xlink:href="https://admin.kuleuven.be/privacy/intranet/onderzoekers#section-19" text:style-name="Internet_20_link" text:visited-style-name="Visited_20_Internet_20_Link">See examples in FAQ</text:a><text:span text:style-name="T1">)</text:span></text:p>
      <text:p text:style-name="P16">No</text:p>
      <text:p text:style-name="P9"/>
      <text:list xml:id="list155129707495128" text:continue-numbering="true" text:style-name="WWNum2">
        <text:list-item>
          <text:h text:style-name="P20" text:outline-level="1">INFORMING DATA SUBJECTS/PARTICIPANTS</text:h>
        </text:list-item>
      </text:list>
      <text:p text:style-name="P9">RESEARCH THAT IMPLIES DECEPTION</text:p>
      <text:p text:style-name="P9">Will participants be deceived? (*)</text:p>
      <text:p text:style-name="Standard"><text:span text:style-name="T8">☐</text:span><text:span text:style-name="T18"> Yes, (</text:span><text:span text:style-name="T19">Explain why deception is necessary in this study and how participants will be deceived:</text:span><text:span text:style-name="T18">)</text:span></text:p>
      <text:p text:style-name="Standard"><text:span text:style-name="T12">X </text:span><text:span text:style-name="T8">☐</text:span><text:span text:style-name="T18"> No</text:span></text:p>
      <text:p text:style-name="P10"/>
      <text:p text:style-name="P10">INFORMING DATA SUBJECTS/PARTICIPANTS</text:p>
      <text:p text:style-name="P9">According to the GDPR and good scientific practices, participants should be informed as complete as possible about the aims and practical aspects of the study. All information should be individually provided, fully understandable, in written form and in the native language of the participants. In the context of scientific research, this information is often provided in the form of a privacy statement or an information letter. A model for such information letter can be found in the FAQ.</text:p>
      <text:p text:style-name="P9">Will the necessary information be provided to the data subjects/participants or is this already done?</text:p>
      <text:p text:style-name="P9">In case of primary processing.</text:p>
      <text:p text:style-name="Standard"><text:span text:style-name="T8">☐</text:span><text:span text:style-name="T18"> Yes (</text:span><text:span text:style-name="T19">Please attach the information letter</text:span><text:span text:style-name="T18">)</text:span></text:p>
      <text:p text:style-name="Standard"><text:span text:style-name="T12">X </text:span><text:span text:style-name="T8">☐</text:span><text:span text:style-name="T18"> No</text:span></text:p>
      <text:p text:style-name="Standard"><text:span text:style-name="T1"><text:tab/></text:span><text:span text:style-name="T24">Is not done yet, but will be done before the research starts.</text:span></text:p>
      <text:p text:style-name="P9">In case of secondary processing.</text:p>
      <text:p text:style-name="Standard"><text:span text:style-name="T8">☐</text:span><text:span text:style-name="T18"> Yes (</text:span><text:span text:style-name="T19">Please attach the information letter</text:span><text:span text:style-name="T18">)</text:span></text:p>
      <text:p text:style-name="Standard"><text:span text:style-name="T12">X </text:span><text:span text:style-name="T8">☐</text:span><text:span text:style-name="T18"> No</text:span></text:p>
      <text:p text:style-name="P66">Motivate why providing information proves impossible or requires a disproportionate amount of effort. In this case, was the information made public?)</text:p>
      <text:p text:style-name="P67">/</text:p>
      <text:p text:style-name="P9"/>
      <text:p text:style-name="Standard"><text:span text:style-name="T1">Due to the situation with regard to COVID-19 participants have to be informed about the protective measures that will be taken to prevent the spread of the virus. Please use the dynamic annex that can be found on the </text:span><text:a xlink:type="simple" xlink:href="https://www.kuleuven.be/english/research/ethics/committees/smec" text:style-name="Internet_20_link" text:visited-style-name="Visited_20_Internet_20_Link">SMEC website</text:a><text:span text:style-name="T1"> to this end. </text:span><text:span text:style-name="T19">Please adapt the document to the specifics of the research and upload it here</text:span><text:span text:style-name="T1">. If the situation concerning COVID-19 would change after your application has been approved you can decide to remove or add additional statement to the document without having to submit an amendment to your application. If changes are made after the participants have received the </text:span><text:soft-page-break/><text:span text:style-name="T1">document, they should be informed about these changes before their participation in the research. If there is no direct contact with participants in your research (e.g., in online survey research) this annex does not need to be used.</text:span></text:p>
      <text:p text:style-name="P43"><text:span text:style-name="T35">T</text:span><text:span text:style-name="T7">he participants will be informed if there would be changes due to the protective measures for COVID-19.</text:span></text:p>
      <text:p text:style-name="P43"><text:span text:style-name="T35"/></text:p>
      <text:p text:style-name="P10">PROCEDURE FOR INFORMED CONSENT FOR PARTICIPATION IN THE STUDY</text:p>
      <text:p text:style-name="P39">Note: this question relates to consent or permission for participation in the study. This consent for participation in the study has to be distinguished from consent as a legal basis for processing personal data (see tab 8) in the context of scientific research, the legal basis is generally public interest). Other (less stringent) requirements may be set for the consent to participate in the study than the requirements that the GDPR sets for consent.</text:p>
      <text:p text:style-name="Standard"><text:span text:style-name="T1">You can find a template for “informed consent for participation in the study" </text:span><text:a xlink:type="simple" xlink:href="https://www.kuleuven.be/english/research/ethics/committees/smec/documents-and-guidance-for-your-application" text:style-name="Internet_20_link" text:visited-style-name="Visited_20_Internet_20_Link">here</text:a><text:span text:style-name="T1">.</text:span></text:p>
      <text:p text:style-name="P9">Informed consent forms are filled in in duplicate (i.e., one for the participant and one for the researcher). As a general principle, the Board discourages passive informed consent procedures (opt-out) – especially in case of minors or vulnerable individuals.</text:p>
      <text:p text:style-name="P9">Please attach here the form “informed consent for participation in the study” that will be used in this study.</text:p>
      <text:p text:style-name="P59"><text:span text:style-name="T6">See file in attachment.</text:span></text:p>
      <text:p text:style-name="P9"/>
      <text:p text:style-name="P9">Describe your procedure for informed consent for participation in the study in detail. Specify which information will provided to the participants before the start of the study/experiment, how , etc. (*)</text:p>
      <text:p text:style-name="P56">We are going to give instructions what they have to do and how the system works. Also <text:span text:style-name="T45">there will be </text:span>explain<text:span text:style-name="T45">ed</text:span> why I run this research.</text:p>
      <text:p text:style-name="P9"/>
      <text:p text:style-name="P10">DEBRIEFING</text:p>
      <text:p text:style-name="P42">Which information is given to participants during debriefing and how will this be provided? (*)<text:span text:style-name="T34"> </text:span></text:p>
      <text:p text:style-name="P56"><text:span text:style-name="T45">We will t</text:span>ell the <text:span text:style-name="T45">participants</text:span> <text:span text:style-name="T45">that we’r</text:span>e gonna monitor their usage of the playlist that was created. <text:span text:style-name="T45">We will inform them via email.</text:span></text:p>
      <text:p text:style-name="P9"/>
      <text:p text:style-name="P10">INFORMATION ABOUT THE STUDY RESULTS</text:p>
      <text:p text:style-name="P9">Which information is given to participants about the outcome of the study? Will participants receive their individual results or only the overall study results? How will this information be provided? (*)</text:p>
      <text:p text:style-name="P16"><text:soft-page-break/>No information will be given.</text:p>
      <text:p text:style-name="P16">The thesis paper will be made available so they can read the outcome.</text:p>
      <text:p text:style-name="P56">They will be informed when my thesis is published.</text:p>
      <text:p text:style-name="P9"/>
      <text:list xml:id="list155130141294214" text:continue-numbering="true" text:style-name="WWNum2">
        <text:list-item>
          <text:h text:style-name="P20" text:outline-level="1">RIGHTS OF DATA SUBJECTS AND LAWFULNESS OF THE PROCESSING</text:h>
        </text:list-item>
      </text:list>
      <text:p text:style-name="P10">RIGHTS OF DATA SUBJECTS</text:p>
      <text:p text:style-name="P9">Would your research be seriously impaired if data subjects wish to exercise their right to request access, rectification, restriction of processing and right to object to processing? (*)</text:p>
      <text:p text:style-name="Standard"><text:span text:style-name="T8">☐</text:span><text:span text:style-name="T18"> Yes</text:span></text:p>
      <text:p text:style-name="P66">If the achievement of your research objectives would be seriously impaired or rendered impossible by the exercise of one or several of these rights, it is possible to derogate from them provided this is properly justified.</text:p>
      <text:p text:style-name="P66">Justify the necessity of derogating from one or more of the above rights: derogation is only possible insofar as those rights would likely render impossible or seriously impair <text:s/>the achievement of the research objectives! Justification per right you wish to derogate from.</text:p>
      <text:p text:style-name="P67">/</text:p>
      <text:p text:style-name="P66">Describe the measures taken to optimally protect the data subjects’ privacy and rights.</text:p>
      <text:p text:style-name="P67">/</text:p>
      <text:p text:style-name="Standard"><text:span text:style-name="T12">X </text:span><text:span text:style-name="T8">☐</text:span><text:span text:style-name="T18"> No (Unless the achievement of your research objectives would be seriously impaired or rendered impossible, it is not possible to derogate from these rights.)</text:span></text:p>
      <text:p text:style-name="P9"/>
      <text:p text:style-name="P10">LAWFULNESS OF PROCESSING</text:p>
      <text:p text:style-name="Standard"><text:span text:style-name="T2">Processing of personal data is only lawful if there is a legal basis. This must be determined as part of the initial data collection.<text:line-break/></text:span><text:span text:style-name="T3">If your research concerns secondary processing of personal data, you should check with the person who initially collected the data on what legal basis the data were collected. </text:span></text:p>
      <text:p text:style-name="Standard"><text:span text:style-name="T1">Preferably indicate one legal basis, </text:span><text:a xlink:type="simple" xlink:href="https://admin.kuleuven.be/privacy/intranet/onderzoekers#section-21" text:style-name="Internet_20_link" text:visited-style-name="Visited_20_Internet_20_Link"><text:span text:style-name="T1">certainly read the FAQ</text:span></text:a><text:span text:style-name="T1">. (*)</text:span></text:p>
      <text:p text:style-name="List_20_Paragraph"><text:span text:style-name="T12">X </text:span><text:span text:style-name="T8">☐</text:span><text:span text:style-name="T18"> </text:span><text:span text:style-name="T19">University research is usually conducted in the public interest</text:span><text:span text:style-name="T1">, i.e., it leads to advances in knowledge and generates insights that (directly or indirectly) benefit society. In principle, this means that the results will be made public.</text:span></text:p>
      <text:p text:style-name="P34">If your research is government-funded, this is a clear indication that it is conducted in the public interest (government grant, H2020, FWO, BOF funds, IOF funds).</text:p>
      <text:p text:style-name="P34">University research is therefore deemed to be carried out in the public interest unless there are indications to the contrary.</text:p>
      <text:p text:style-name="P34"><text:soft-page-break/>It is not possible to rely on public interest as a legal basis for processing personal data if the results are exclusively transferred to another party and the knowledge acquired solely serves private interests.</text:p>
      <text:p text:style-name="P34">For instance, a report commissioned by a third party is only transmitted to this third party and not made public, thus serving the third party’s private interests.</text:p>
      <text:p text:style-name="List_20_Paragraph"><text:span text:style-name="T12">X </text:span><text:span text:style-name="T8">☐</text:span><text:span text:style-name="T18"> </text:span><text:span text:style-name="T19">The data subject has consented</text:span><text:span text:style-name="T18"> </text:span><text:span text:style-name="T1">to the processing of his/her personal data for one or more specific purposes.</text:span></text:p>
      <text:p text:style-name="P34">The permission to process personal data must meet a number of conditions from the GDPR.</text:p>
      <text:p text:style-name="P35">Attention, this question regards consent as a legal basis for processing personal data, not consent as an ethical requirement for participation in the study.</text:p>
      <text:p text:style-name="P34">For ethical reasons, you may need a participants’ consent to participate in the study (this may be legally required or ethically recommended). However, such ethical consent does not necessarily equal consent as the legal basis for processing personal data (in the context of research, the legal basis is usually the public interest).</text:p>
      <text:p text:style-name="P34">If a participant withdraws his/her ‘ethical consent for participation in the study’, he/she will no longer participate in the research. Any personal data already collected on the basis of public interest can however continue to be used for research purposes.</text:p>
      <text:p text:style-name="P34">This is not the case if the legal basis for processing personal data is the data subject's consent, which he/she may withdraw at any time. Once consent has been withdrawn, no further processing should take place (any processing prior to the withdrawal of consent remains lawful).</text:p>
      <text:p text:style-name="List_20_Paragraph"><text:span text:style-name="T8">☐</text:span><text:span text:style-name="T18"> </text:span><text:span text:style-name="T19">The processing is necessary for the performance of a contract</text:span><text:span text:style-name="T1"> with the party whose data are being processed. (Note that this does not refer to the processing agreement.)</text:span></text:p>
      <text:p text:style-name="List_20_Paragraph"><text:span text:style-name="T8">☐</text:span><text:span text:style-name="T18"> </text:span><text:span text:style-name="T19">The processing is necessary to comply with a legal obligation</text:span><text:span text:style-name="T1">.</text:span></text:p>
      <text:p text:style-name="P34">For instance, the law of 30 April 2009 on science and innovation policy (Chapter VI ECOOM). </text:p>
      <text:p text:style-name="P34">For instance, In contrast, an individual grant decision does not constitute a legal obligation in the sense intended here (see ‘public interest’).</text:p>
      <text:p text:style-name="List_20_Paragraph"><text:span text:style-name="T8">☐</text:span><text:span text:style-name="T18"> </text:span><text:span text:style-name="T1">The processing is necessary to protect </text:span><text:span text:style-name="T19">legitimate interests</text:span><text:span text:style-name="T18"> </text:span><text:span text:style-name="T1">pursued by KU Leuven or a third party.</text:span></text:p>
      <text:p text:style-name="P34">For instance, a pharmaceutical company has collected data on the basis of legitimate interest and these are processed by KU Leuven. It must be demonstrable that a balance of interests was made between the data collector’s legitimate interest and the interests of the persons whose data are being processed.</text:p>
      <text:p text:style-name="P9"/>
      <text:list xml:id="list155128474499558" text:continue-numbering="true" text:style-name="WWNum2">
        <text:list-item>
          <text:h text:style-name="P20" text:outline-level="1">RISK ANALYSIS BY THE RESEARCHER </text:h>
        </text:list-item>
      </text:list>
      <text:p text:style-name="P9">Does the research involve a high privacy risk for the data subjects? This can be checked on the basis of the following criteria. (*)</text:p>
      <text:p text:style-name="P9">If the data were to be made public, would this have a significant impact on the data subjects?</text:p>
      <text:p text:style-name="Standard"><text:span text:style-name="T8">☐</text:span><text:span text:style-name="T18"> Yes</text:span></text:p>
      <text:p text:style-name="Standard"><text:span text:style-name="T12">X </text:span><text:span text:style-name="T8">☐</text:span><text:span text:style-name="T18"> No</text:span></text:p>
      <text:p text:style-name="P9">Do you plan to use special category data?</text:p>
      <text:p text:style-name="Standard"><text:span text:style-name="T8">☐</text:span><text:span text:style-name="T18"> Yes</text:span></text:p>
      <text:p text:style-name="Standard"><text:span text:style-name="T12">X </text:span><text:span text:style-name="T8">☐</text:span><text:span text:style-name="T18"> No</text:span></text:p>
      <text:p text:style-name="P9">Do you plan to process personal data of vulnerable groups?</text:p>
      <text:p text:style-name="Standard"><text:span text:style-name="T8">☐</text:span><text:span text:style-name="T18"> Yes</text:span></text:p>
      <text:p text:style-name="Standard"><text:span text:style-name="T12">X </text:span><text:span text:style-name="T8">☐</text:span><text:span text:style-name="T18"> No</text:span></text:p>
      <text:p text:style-name="P9">Will large-scale processing be carried out? In your answer, do not only consider absolute numbers, but also the sample size relative to the relevant population.</text:p>
      <text:p text:style-name="Standard"><text:span text:style-name="T8">☐</text:span><text:span text:style-name="T18"> Yes</text:span></text:p>
      <text:p text:style-name="Standard"><text:span text:style-name="T12">X </text:span><text:span text:style-name="T8">☐</text:span><text:span text:style-name="T18"> No</text:span></text:p>
      <text:p text:style-name="P9">Will the data be transferred to a non-EU country that is not on the 'white list'?</text:p>
      <text:p text:style-name="Standard"><text:span text:style-name="T8">☐</text:span><text:span text:style-name="T18"> Yes</text:span></text:p>
      <text:p text:style-name="Standard"><text:span text:style-name="T12">X </text:span><text:span text:style-name="T8">☐</text:span><text:span text:style-name="T18"> No</text:span></text:p>
      <text:p text:style-name="P9">Do you plan to link different (special categories of) personal data?</text:p>
      <text:p text:style-name="Standard"><text:span text:style-name="T8">☐</text:span><text:span text:style-name="T18"> Yes</text:span></text:p>
      <text:p text:style-name="Standard"><text:span text:style-name="T12">X </text:span><text:span text:style-name="T8">☐</text:span><text:span text:style-name="T18"> No</text:span></text:p>
      <text:p text:style-name="P9">Will the processing have legal consequences or a similar impact, such as exclusion or discrimination, on the data subject?</text:p>
      <text:p text:style-name="Standard"><text:span text:style-name="T8">☐</text:span><text:span text:style-name="T18"> Yes</text:span></text:p>
      <text:p text:style-name="Standard"><text:span text:style-name="T12">X </text:span><text:span text:style-name="T8">☐</text:span><text:span text:style-name="T18"> No</text:span></text:p>
      <text:p text:style-name="P9">Will the processing prevent the data subject from exercising his/her rights, or from using a service or contract?</text:p>
      <text:p text:style-name="Standard"><text:span text:style-name="T8">☐</text:span><text:span text:style-name="T18"> Yes</text:span></text:p>
      <text:p text:style-name="Standard"><text:span text:style-name="T12">X </text:span><text:span text:style-name="T8">☐</text:span><text:span text:style-name="T18"> No</text:span></text:p>
      <text:p text:style-name="P9"><text:soft-page-break/></text:p>
      <text:p text:style-name="P9"/>
      <text:p text:style-name="P9">Will you systematically monitor people in public places?</text:p>
      <text:p text:style-name="Standard"><text:span text:style-name="T8">☐</text:span><text:span text:style-name="T18"> Yes</text:span></text:p>
      <text:p text:style-name="Standard"><text:span text:style-name="T12">X </text:span><text:span text:style-name="T8">☐</text:span><text:span text:style-name="T18"> No</text:span></text:p>
      <text:p text:style-name="P9">Will the data be processed to create profiles of individuals and to make predictions?</text:p>
      <text:p text:style-name="Standard"><text:span text:style-name="T8">☐</text:span><text:span text:style-name="T18"> Yes</text:span></text:p>
      <text:p text:style-name="Standard"><text:span text:style-name="T12">X </text:span><text:span text:style-name="T8">☐</text:span><text:span text:style-name="T18"> No</text:span></text:p>
      <text:p text:style-name="P9">Will you make innovative use of technological applications such as a combination of fingerprint and facial recognition for access control?</text:p>
      <text:p text:style-name="Standard"><text:span text:style-name="T8">☐</text:span><text:span text:style-name="T18"> Yes</text:span></text:p>
      <text:p text:style-name="Standard"><text:span text:style-name="T12">X </text:span><text:span text:style-name="T8">☐</text:span><text:span text:style-name="T18"> No</text:span></text:p>
      <text:p text:style-name="P9">Do you plan to use non-pseudonymized personal data?</text:p>
      <text:p text:style-name="Standard"><text:span text:style-name="T14">X </text:span><text:span text:style-name="T8">☐</text:span><text:span text:style-name="T18"> Yes</text:span></text:p>
      <text:p text:style-name="Standard"><text:span text:style-name="T8">☐</text:span><text:span text:style-name="T18"> No</text:span></text:p>
      <text:p text:style-name="P9">If each question has been answered negatively, the research is unlikely to pose a high risk to the data subjects. If you answered YES to two or more questions, the risk to data subjects is likely to be high. Hence, answer the following additional questions:</text:p>
      <text:p text:style-name="P9">Can the processing or part of the processing be reasonably achieved in a different / alternative way, which is less harmful to the privacy of the data subjects? Describe and evaluate the possible alternatives.</text:p>
      <text:p text:style-name="P14">/</text:p>
      <text:p text:style-name="P14"/>
      <text:p text:style-name="P9">Please provide more details about the risks you have ticked in the questions above on this tab so that the general risks of your processing are clearly and accurately described.</text:p>
      <text:p text:style-name="P14">/</text:p>
      <text:p text:style-name="P14"/>
      <text:p text:style-name="P9">Explain why the technical and organizational measures you have taken are sufficient to mitigate the risks.</text:p>
      <text:p text:style-name="P57">After the participants have completed the tasks, their information can be anon<text:span text:style-name="T45">y</text:span>mized. (Once the study is finished all the personal data will be deleted and replaced by an ID)</text:p>
      <text:p text:style-name="P14"><text:soft-page-break/></text:p>
      <text:p text:style-name="P9"/>
      <text:p text:style-name="P1"><text:span text:style-name="T1">How would you estimate the </text:span><text:span text:style-name="T4">probability</text:span><text:span text:style-name="T1"> of the risk(s) after answering the previous questions?</text:span></text:p>
      <text:p text:style-name="P3"><text:span text:style-name="T12">X </text:span><text:span text:style-name="T8">☐</text:span><text:span text:style-name="T18"> Negligible</text:span></text:p>
      <text:p text:style-name="P3"><text:span text:style-name="T8">☐</text:span><text:span text:style-name="T18"> Limited</text:span></text:p>
      <text:p text:style-name="P3"><text:span text:style-name="T8">☐</text:span><text:span text:style-name="T18"> Reasonably high</text:span></text:p>
      <text:p text:style-name="P3"><text:span text:style-name="T8">☐</text:span><text:span text:style-name="T18"> High</text:span></text:p>
      <text:p text:style-name="Standard"><text:span text:style-name="T1">How would you estimate the </text:span><text:span text:style-name="T4">impact</text:span><text:span text:style-name="T1"> of the risk(s) after answering the previous questions?</text:span></text:p>
      <text:p text:style-name="P3"><text:span text:style-name="T12">X </text:span><text:span text:style-name="T8">☐</text:span><text:span text:style-name="T18"> Negligible</text:span></text:p>
      <text:p text:style-name="P3"><text:span text:style-name="T8">☐</text:span><text:span text:style-name="T18"> Limited</text:span></text:p>
      <text:p text:style-name="P3"><text:span text:style-name="T8">☐</text:span><text:span text:style-name="T18"> Reasonably high</text:span></text:p>
      <text:p text:style-name="P3"><text:span text:style-name="T8">☐</text:span><text:span text:style-name="T18"> Hig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 svg:font-family="'Lohit Devanagari'"/>
    <style:font-face style:name="Calibri2" svg:font-family="Calibri" style:font-family-generic="swiss"/>
    <style:font-face style:name="Chandas" svg:font-family="Chandas" style:font-pitch="variable"/>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B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B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8"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bin De Croon</meta:initial-creator>
    <meta:editing-cycles>9</meta:editing-cycles>
    <meta:creation-date>2021-08-03T13:06:00</meta:creation-date>
    <dc:date>2022-12-06T15:51:24.636088278</dc:date>
    <meta:generator>LibreOffice/6.4.7.2$Linux_X86_64 LibreOffice_project/40$Build-2</meta:generator>
    <meta:editing-duration>P1DT21H42M55S</meta:editing-duration>
    <meta:document-statistic meta:table-count="0" meta:image-count="0" meta:object-count="0" meta:page-count="25" meta:paragraph-count="406" meta:word-count="5062" meta:character-count="31508" meta:non-whitespace-character-count="26837"/>
    <meta:user-defined meta:name="AppVersion">16.0000</meta:user-defined>
    <meta:user-defined meta:name="ContentTypeId">0x010100FE7D0CF081E1E9489140BADBACBF738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